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7/2023<text:bookmark-end text:name="Text14"/></text:p>
            <text:p text:style-name="Normální">KVOP-17360/2023<text:bookmark-end text:name="Text2"/></text:p>
            <text:p text:style-name="Normální"><text:bookmark-start text:name="Text3"/>10. 05. 2023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H.,</text:p>
      <text:p text:style-name="Základnítext">dne 5. května 2023 obdržela Kancelář veřejného ochránce práv Vaši žádost o informace. Žádáte o zaslání sborníku stanovisek veřejného ochránce práv od výtisku Vězeňství III až po poslední vydání.</text:p>
      <text:p text:style-name="Základnítext"><text:span text:style-name="Silné">Dáváme Vám tyto informace</text:span>:</text:p>
      <text:p text:style-name="Základnítext">Sborník stanovisek veřejného ochránce práv Vězeňství II z roku 2019. Aktuálnější vydání není k dispozici a ani se v současné době nepřipravuje.<text:s/></text:p>
      <text:p text:style-name="Základnítext">S pozdravem</text:p>
      <text:p text:style-name="Základnítext"/>
      <text:p text:style-name="Základnítext"/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P19">Sborník stanovisek veřejného ochránce práv Vězeňství II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IBX2*</text:span></text:p>
        <text:p text:style-name="P12"><text:span text:style-name="T13">KVOPX00DIBX2</text:span>KVOPX00DIBX2</text:p>
        <text:p text:style-name="P14"/>
      </style:header>
      <style:footer>
        <text:p text:style-name="kontakt">Kancelář veřejného ochránce práv, Údolní 39, 602<text:s/>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4T10:28:00Z</meta:creation-date>
    <dc:date>2023-06-14T10:31:00Z</dc:date>
    <meta:print-date>2023-05-10T08:36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9" meta:character-count="756" meta:row-count="5" meta:non-whitespace-character-count="648"/>
  </office:meta>
</office:document-meta>
</file>